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og12.csv_predictions" table:style-name="ta1">
        <table:shapes>
          <draw:frame draw:z-index="0" draw:style-name="gr1" draw:text-style-name="P1" svg:width="453.51pt" svg:height="255.09pt" svg:x="771.65pt" svg:y="129.91pt">
            <loext:p draw:notify-on-update-of-ranges="'elog12.csv_predictions'.B1:'elog12.csv_predictions'.B1 'elog12.csv_predictions'.B2:'elog12.csv_predictions'.B83 'elog12.csv_predictions'.H1:'elog12.csv_predictions'.H1 'elog12.csv_predictions'.H2:'elog12.csv_predictions'.H83 'elog12.csv_predictions'.D1:'elog12.csv_predictions'.D1 'elog12.csv_predictions'.D2:'elog12.csv_predictions'.D83 'elog12.csv_predictions'.F1:'elog12.csv_predictions'.F1 'elog12.csv_predictions'.F2:'elog12.csv_predictions'.F83 'elog12.csv_predictions'.G1:'elog12.csv_predictions'.G1 'elog12.csv_predictions'.G2:'elog12.csv_predictions'.G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cpu_middletier</text:p>
          </table:table-cell>
          <table:table-cell office:value-type="string" calcext:value-type="string">
            <text:p>arimaforecasts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holtwintersforecas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redicted Metric</text:p>
          </table:table-cell>
          <table:table-cell office:value-type="string" calcext:value-type="string">
            <text:p>Status_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2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2]-0.65)/0.35)" office:value-type="float" office:value="0" calcext:value-type="float">
            <text:p>0</text:p>
          </table:table-cell>
          <table:table-cell table:formula="of:=MAX(0;([.D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3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3]-0.65)/0.35)" office:value-type="float" office:value="0" calcext:value-type="float">
            <text:p>0</text:p>
          </table:table-cell>
          <table:table-cell table:formula="of:=MAX(0;([.D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MIN([.C4];1)" office:value-type="float" office:value="0.009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table:formula="of:=MAX(0;([.B4]-0.65)/0.35)" office:value-type="float" office:value="0" calcext:value-type="float">
            <text:p>0</text:p>
          </table:table-cell>
          <table:table-cell table:formula="of:=MAX(0;([.D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MIN([.C5];1)" office:value-type="float" office:value="0.009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table:formula="of:=MAX(0;([.B5]-0.65)/0.35)" office:value-type="float" office:value="0" calcext:value-type="float">
            <text:p>0</text:p>
          </table:table-cell>
          <table:table-cell table:formula="of:=MAX(0;([.D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6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6]-0.65)/0.35)" office:value-type="float" office:value="0" calcext:value-type="float">
            <text:p>0</text:p>
          </table:table-cell>
          <table:table-cell table:formula="of:=MAX(0;([.D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7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7]-0.65)/0.35)" office:value-type="float" office:value="0" calcext:value-type="float">
            <text:p>0</text:p>
          </table:table-cell>
          <table:table-cell table:formula="of:=MAX(0;([.D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MIN([.C8];1)" office:value-type="float" office:value="0.011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table:formula="of:=MAX(0;([.B8]-0.65)/0.35)" office:value-type="float" office:value="0" calcext:value-type="float">
            <text:p>0</text:p>
          </table:table-cell>
          <table:table-cell table:formula="of:=MAX(0;([.D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MIN([.C9];1)" office:value-type="float" office:value="0.011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table:formula="of:=MAX(0;([.B9]-0.65)/0.35)" office:value-type="float" office:value="0" calcext:value-type="float">
            <text:p>0</text:p>
          </table:table-cell>
          <table:table-cell table:formula="of:=MAX(0;([.D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0];1)" office:value-type="float" office:value="0.012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table:formula="of:=MAX(0;([.B10]-0.65)/0.35)" office:value-type="float" office:value="0" calcext:value-type="float">
            <text:p>0</text:p>
          </table:table-cell>
          <table:table-cell table:formula="of:=MAX(0;([.D1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1];1)" office:value-type="float" office:value="0.012" calcext:value-type="float">
            <text:p>0.012</text:p>
          </table:table-cell>
          <table:table-cell office:value-type="float" office:value="0.0135865675869473" calcext:value-type="float">
            <text:p>0.013586567586947</text:p>
          </table:table-cell>
          <table:table-cell table:formula="of:=MAX(0;([.B11]-0.65)/0.35)" office:value-type="float" office:value="0" calcext:value-type="float">
            <text:p>0</text:p>
          </table:table-cell>
          <table:table-cell table:formula="of:=MAX(0;([.D1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2];1)" office:value-type="float" office:value="0.012" calcext:value-type="float">
            <text:p>0.012</text:p>
          </table:table-cell>
          <table:table-cell office:value-type="float" office:value="0.0129092664357898" calcext:value-type="float">
            <text:p>0.01290926643579</text:p>
          </table:table-cell>
          <table:table-cell table:formula="of:=MAX(0;([.B12]-0.65)/0.35)" office:value-type="float" office:value="0" calcext:value-type="float">
            <text:p>0</text:p>
          </table:table-cell>
          <table:table-cell table:formula="of:=MAX(0;([.D1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3];1)" office:value-type="float" office:value="0.012" calcext:value-type="float">
            <text:p>0.012</text:p>
          </table:table-cell>
          <table:table-cell office:value-type="float" office:value="0.012658617936861" calcext:value-type="float">
            <text:p>0.012658617936861</text:p>
          </table:table-cell>
          <table:table-cell table:formula="of:=MAX(0;([.B13]-0.65)/0.35)" office:value-type="float" office:value="0" calcext:value-type="float">
            <text:p>0</text:p>
          </table:table-cell>
          <table:table-cell table:formula="of:=MAX(0;([.D1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MIN([.C14];1)" office:value-type="float" office:value="0.02" calcext:value-type="float">
            <text:p>0.02</text:p>
          </table:table-cell>
          <table:table-cell office:value-type="float" office:value="0.0233127250886345" calcext:value-type="float">
            <text:p>0.023312725088635</text:p>
          </table:table-cell>
          <table:table-cell table:formula="of:=MAX(0;([.B14]-0.65)/0.35)" office:value-type="float" office:value="0" calcext:value-type="float">
            <text:p>0</text:p>
          </table:table-cell>
          <table:table-cell table:formula="of:=MAX(0;([.D1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MIN([.C15];1)" office:value-type="float" office:value="0.02" calcext:value-type="float">
            <text:p>0.02</text:p>
          </table:table-cell>
          <table:table-cell office:value-type="float" office:value="0.0293346066965668" calcext:value-type="float">
            <text:p>0.029334606696567</text:p>
          </table:table-cell>
          <table:table-cell table:formula="of:=MAX(0;([.B15]-0.65)/0.35)" office:value-type="float" office:value="0" calcext:value-type="float">
            <text:p>0</text:p>
          </table:table-cell>
          <table:table-cell table:formula="of:=MAX(0;([.D1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7142857142575" calcext:value-type="float">
            <text:p>0.029714285714258</text:p>
          </table:table-cell>
          <table:table-cell table:formula="of:=MIN([.C16];1)" office:value-type="float" office:value="0.0297142857142575" calcext:value-type="float">
            <text:p>0.029714285714258</text:p>
          </table:table-cell>
          <table:table-cell office:value-type="float" office:value="0.03717070219389" calcext:value-type="float">
            <text:p>0.03717070219389</text:p>
          </table:table-cell>
          <table:table-cell table:formula="of:=MAX(0;([.B16]-0.65)/0.35)" office:value-type="float" office:value="0" calcext:value-type="float">
            <text:p>0</text:p>
          </table:table-cell>
          <table:table-cell table:formula="of:=MAX(0;([.D1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3333333333068" calcext:value-type="float">
            <text:p>0.029333333333307</text:p>
          </table:table-cell>
          <table:table-cell table:formula="of:=MIN([.C17];1)" office:value-type="float" office:value="0.0293333333333068" calcext:value-type="float">
            <text:p>0.029333333333307</text:p>
          </table:table-cell>
          <table:table-cell office:value-type="float" office:value="0.0351361960595948" calcext:value-type="float">
            <text:p>0.035136196059595</text:p>
          </table:table-cell>
          <table:table-cell table:formula="of:=MAX(0;([.B17]-0.65)/0.35)" office:value-type="float" office:value="0" calcext:value-type="float">
            <text:p>0</text:p>
          </table:table-cell>
          <table:table-cell table:formula="of:=MAX(0;([.D1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03124999999752" calcext:value-type="float">
            <text:p>0.030312499999975</text:p>
          </table:table-cell>
          <table:table-cell table:formula="of:=MIN([.C18];1)" office:value-type="float" office:value="0.0303124999999752" calcext:value-type="float">
            <text:p>0.030312499999975</text:p>
          </table:table-cell>
          <table:table-cell office:value-type="float" office:value="0.033312163520958" calcext:value-type="float">
            <text:p>0.033312163520958</text:p>
          </table:table-cell>
          <table:table-cell table:formula="of:=MAX(0;([.B18]-0.65)/0.35)" office:value-type="float" office:value="0" calcext:value-type="float">
            <text:p>0</text:p>
          </table:table-cell>
          <table:table-cell table:formula="of:=MAX(0;([.D1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9999999999765" calcext:value-type="float">
            <text:p>0.029999999999977</text:p>
          </table:table-cell>
          <table:table-cell table:formula="of:=MIN([.C19];1)" office:value-type="float" office:value="0.0299999999999765" calcext:value-type="float">
            <text:p>0.029999999999977</text:p>
          </table:table-cell>
          <table:table-cell office:value-type="float" office:value="0.0314100900602009" calcext:value-type="float">
            <text:p>0.031410090060201</text:p>
          </table:table-cell>
          <table:table-cell table:formula="of:=MAX(0;([.B19]-0.65)/0.35)" office:value-type="float" office:value="0" calcext:value-type="float">
            <text:p>0</text:p>
          </table:table-cell>
          <table:table-cell table:formula="of:=MAX(0;([.D1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0.0488888888888889" calcext:value-type="float">
            <text:p>0.048888888888889</text:p>
          </table:table-cell>
          <table:table-cell table:formula="of:=MIN([.C20];1)" office:value-type="float" office:value="0.0488888888888889" calcext:value-type="float">
            <text:p>0.048888888888889</text:p>
          </table:table-cell>
          <table:table-cell office:value-type="float" office:value="0.0511799573302295" calcext:value-type="float">
            <text:p>0.05117995733023</text:p>
          </table:table-cell>
          <table:table-cell table:formula="of:=MAX(0;([.B20]-0.65)/0.35)" office:value-type="float" office:value="0" calcext:value-type="float">
            <text:p>0</text:p>
          </table:table-cell>
          <table:table-cell table:formula="of:=MAX(0;([.D2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0.0484210526315594" calcext:value-type="float">
            <text:p>0.048421052631559</text:p>
          </table:table-cell>
          <table:table-cell table:formula="of:=MIN([.C21];1)" office:value-type="float" office:value="0.0484210526315594" calcext:value-type="float">
            <text:p>0.048421052631559</text:p>
          </table:table-cell>
          <table:table-cell office:value-type="float" office:value="0.0592078096666497" calcext:value-type="float">
            <text:p>0.05920780966665</text:p>
          </table:table-cell>
          <table:table-cell table:formula="of:=MAX(0;([.B21]-0.65)/0.35)" office:value-type="float" office:value="0" calcext:value-type="float">
            <text:p>0</text:p>
          </table:table-cell>
          <table:table-cell table:formula="of:=MAX(0;([.D2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90197425879515" calcext:value-type="float">
            <text:p>0.079019742587952</text:p>
          </table:table-cell>
          <table:table-cell table:formula="of:=MIN([.C22];1)" office:value-type="float" office:value="0.0790197425879515" calcext:value-type="float">
            <text:p>0.079019742587952</text:p>
          </table:table-cell>
          <table:table-cell office:value-type="float" office:value="0.0793069308208126" calcext:value-type="float">
            <text:p>0.079306930820813</text:p>
          </table:table-cell>
          <table:table-cell table:formula="of:=MAX(0;([.B22]-0.65)/0.35)" office:value-type="float" office:value="0" calcext:value-type="float">
            <text:p>0</text:p>
          </table:table-cell>
          <table:table-cell table:formula="of:=MAX(0;([.D2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87056011573696" calcext:value-type="float">
            <text:p>0.07870560115737</text:p>
          </table:table-cell>
          <table:table-cell table:formula="of:=MIN([.C23];1)" office:value-type="float" office:value="0.0787056011573696" calcext:value-type="float">
            <text:p>0.07870560115737</text:p>
          </table:table-cell>
          <table:table-cell office:value-type="float" office:value="0.0840941289489114" calcext:value-type="float">
            <text:p>0.084094128948911</text:p>
          </table:table-cell>
          <table:table-cell table:formula="of:=MAX(0;([.B23]-0.65)/0.35)" office:value-type="float" office:value="0" calcext:value-type="float">
            <text:p>0</text:p>
          </table:table-cell>
          <table:table-cell table:formula="of:=MAX(0;([.D2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07727272727078" calcext:value-type="float">
            <text:p>0.060772727272708</text:p>
          </table:table-cell>
          <table:table-cell table:formula="of:=MIN([.C24];1)" office:value-type="float" office:value="0.0607727272727078" calcext:value-type="float">
            <text:p>0.060772727272708</text:p>
          </table:table-cell>
          <table:table-cell office:value-type="float" office:value="0.0715578579451627" calcext:value-type="float">
            <text:p>0.071557857945163</text:p>
          </table:table-cell>
          <table:table-cell table:formula="of:=MAX(0;([.B24]-0.65)/0.35)" office:value-type="float" office:value="0" calcext:value-type="float">
            <text:p>0</text:p>
          </table:table-cell>
          <table:table-cell table:formula="of:=MAX(0;([.D2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03478260869378" calcext:value-type="float">
            <text:p>0.060347826086938</text:p>
          </table:table-cell>
          <table:table-cell table:formula="of:=MIN([.C25];1)" office:value-type="float" office:value="0.0603478260869378" calcext:value-type="float">
            <text:p>0.060347826086938</text:p>
          </table:table-cell>
          <table:table-cell office:value-type="float" office:value="0.0651153176528432" calcext:value-type="float">
            <text:p>0.065115317652843</text:p>
          </table:table-cell>
          <table:table-cell table:formula="of:=MAX(0;([.B25]-0.65)/0.35)" office:value-type="float" office:value="0" calcext:value-type="float">
            <text:p>0</text:p>
          </table:table-cell>
          <table:table-cell table:formula="of:=MAX(0;([.D2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4341201069473" calcext:value-type="float">
            <text:p>0.134341201069473</text:p>
          </table:table-cell>
          <table:table-cell table:formula="of:=MIN([.C26];1)" office:value-type="float" office:value="0.134341201069473" calcext:value-type="float">
            <text:p>0.134341201069473</text:p>
          </table:table-cell>
          <table:table-cell office:value-type="float" office:value="0.108233960227816" calcext:value-type="float">
            <text:p>0.108233960227816</text:p>
          </table:table-cell>
          <table:table-cell table:formula="of:=MAX(0;([.B26]-0.65)/0.35)" office:value-type="float" office:value="0" calcext:value-type="float">
            <text:p>0</text:p>
          </table:table-cell>
          <table:table-cell table:formula="of:=MAX(0;([.D2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5199999999965" calcext:value-type="float">
            <text:p>0.105199999999965</text:p>
          </table:table-cell>
          <table:table-cell table:formula="of:=MIN([.C27];1)" office:value-type="float" office:value="0.105199999999965" calcext:value-type="float">
            <text:p>0.105199999999965</text:p>
          </table:table-cell>
          <table:table-cell office:value-type="float" office:value="0.13148770437124" calcext:value-type="float">
            <text:p>0.13148770437124</text:p>
          </table:table-cell>
          <table:table-cell table:formula="of:=MAX(0;([.B27]-0.65)/0.35)" office:value-type="float" office:value="0" calcext:value-type="float">
            <text:p>0</text:p>
          </table:table-cell>
          <table:table-cell table:formula="of:=MAX(0;([.D2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3621090623934" calcext:value-type="float">
            <text:p>0.193621090623934</text:p>
          </table:table-cell>
          <table:table-cell table:formula="of:=MIN([.C28];1)" office:value-type="float" office:value="0.193621090623934" calcext:value-type="float">
            <text:p>0.193621090623934</text:p>
          </table:table-cell>
          <table:table-cell office:value-type="float" office:value="0.198627921110383" calcext:value-type="float">
            <text:p>0.198627921110383</text:p>
          </table:table-cell>
          <table:table-cell table:formula="of:=MAX(0;([.B28]-0.65)/0.35)" office:value-type="float" office:value="0" calcext:value-type="float">
            <text:p>0</text:p>
          </table:table-cell>
          <table:table-cell table:formula="of:=MAX(0;([.D2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6466542544761" calcext:value-type="float">
            <text:p>0.196466542544761</text:p>
          </table:table-cell>
          <table:table-cell table:formula="of:=MIN([.C29];1)" office:value-type="float" office:value="0.196466542544761" calcext:value-type="float">
            <text:p>0.196466542544761</text:p>
          </table:table-cell>
          <table:table-cell office:value-type="float" office:value="0.193890966859938" calcext:value-type="float">
            <text:p>0.193890966859938</text:p>
          </table:table-cell>
          <table:table-cell table:formula="of:=MAX(0;([.B29]-0.65)/0.35)" office:value-type="float" office:value="0" calcext:value-type="float">
            <text:p>0</text:p>
          </table:table-cell>
          <table:table-cell table:formula="of:=MAX(0;([.D2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 office:value-type="float" office:value="0.184086361236533" calcext:value-type="float">
            <text:p>0.184086361236533</text:p>
          </table:table-cell>
          <table:table-cell table:formula="of:=MIN([.C30];1)" office:value-type="float" office:value="0.184086361236533" calcext:value-type="float">
            <text:p>0.184086361236533</text:p>
          </table:table-cell>
          <table:table-cell office:value-type="float" office:value="0.1936374841307" calcext:value-type="float">
            <text:p>0.1936374841307</text:p>
          </table:table-cell>
          <table:table-cell table:formula="of:=MAX(0;([.B30]-0.65)/0.35)" office:value-type="float" office:value="0" calcext:value-type="float">
            <text:p>0</text:p>
          </table:table-cell>
          <table:table-cell table:formula="of:=MAX(0;([.D3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0.156838519830583" calcext:value-type="float">
            <text:p>0.156838519830583</text:p>
          </table:table-cell>
          <table:table-cell table:formula="of:=MIN([.C31];1)" office:value-type="float" office:value="0.156838519830583" calcext:value-type="float">
            <text:p>0.156838519830583</text:p>
          </table:table-cell>
          <table:table-cell office:value-type="float" office:value="0.178851070350294" calcext:value-type="float">
            <text:p>0.178851070350294</text:p>
          </table:table-cell>
          <table:table-cell table:formula="of:=MAX(0;([.B31]-0.65)/0.35)" office:value-type="float" office:value="0" calcext:value-type="float">
            <text:p>0</text:p>
          </table:table-cell>
          <table:table-cell table:formula="of:=MAX(0;([.D3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6753061681644" calcext:value-type="float">
            <text:p>0.26753061681644</text:p>
          </table:table-cell>
          <table:table-cell table:formula="of:=MIN([.C32];1)" office:value-type="float" office:value="0.26753061681644" calcext:value-type="float">
            <text:p>0.26753061681644</text:p>
          </table:table-cell>
          <table:table-cell office:value-type="float" office:value="0.272104408362748" calcext:value-type="float">
            <text:p>0.272104408362748</text:p>
          </table:table-cell>
          <table:table-cell table:formula="of:=MAX(0;([.B32]-0.65)/0.35)" office:value-type="float" office:value="0" calcext:value-type="float">
            <text:p>0</text:p>
          </table:table-cell>
          <table:table-cell table:formula="of:=MAX(0;([.D3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7729985754559" calcext:value-type="float">
            <text:p>0.307729985754559</text:p>
          </table:table-cell>
          <table:table-cell table:formula="of:=MIN([.C33];1)" office:value-type="float" office:value="0.307729985754559" calcext:value-type="float">
            <text:p>0.307729985754559</text:p>
          </table:table-cell>
          <table:table-cell office:value-type="float" office:value="0.303047306642669" calcext:value-type="float">
            <text:p>0.303047306642669</text:p>
          </table:table-cell>
          <table:table-cell table:formula="of:=MAX(0;([.B33]-0.65)/0.35)" office:value-type="float" office:value="0" calcext:value-type="float">
            <text:p>0</text:p>
          </table:table-cell>
          <table:table-cell table:formula="of:=MAX(0;([.D3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.23</text:p>
          </table:table-cell>
          <table:table-cell office:value-type="float" office:value="0.306427994916237" calcext:value-type="float">
            <text:p>0.306427994916237</text:p>
          </table:table-cell>
          <table:table-cell table:formula="of:=MIN([.C34];1)" office:value-type="float" office:value="0.306427994916237" calcext:value-type="float">
            <text:p>0.306427994916237</text:p>
          </table:table-cell>
          <table:table-cell office:value-type="float" office:value="0.347915114276319" calcext:value-type="float">
            <text:p>0.347915114276319</text:p>
          </table:table-cell>
          <table:table-cell table:formula="of:=MAX(0;([.B34]-0.65)/0.35)" office:value-type="float" office:value="0" calcext:value-type="float">
            <text:p>0</text:p>
          </table:table-cell>
          <table:table-cell table:formula="of:=MAX(0;([.D3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" calcext:value-type="float">
            <text:p>0.23</text:p>
          </table:table-cell>
          <table:table-cell office:value-type="float" office:value="0.328145979262994" calcext:value-type="float">
            <text:p>0.328145979262994</text:p>
          </table:table-cell>
          <table:table-cell table:formula="of:=MIN([.C35];1)" office:value-type="float" office:value="0.328145979262994" calcext:value-type="float">
            <text:p>0.328145979262994</text:p>
          </table:table-cell>
          <table:table-cell office:value-type="float" office:value="0.358779815230577" calcext:value-type="float">
            <text:p>0.358779815230577</text:p>
          </table:table-cell>
          <table:table-cell table:formula="of:=MAX(0;([.B35]-0.65)/0.35)" office:value-type="float" office:value="0" calcext:value-type="float">
            <text:p>0</text:p>
          </table:table-cell>
          <table:table-cell table:formula="of:=MAX(0;([.D3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9056529005963" calcext:value-type="float">
            <text:p>0.299056529005963</text:p>
          </table:table-cell>
          <table:table-cell table:formula="of:=MIN([.C36];1)" office:value-type="float" office:value="0.299056529005963" calcext:value-type="float">
            <text:p>0.299056529005963</text:p>
          </table:table-cell>
          <table:table-cell office:value-type="float" office:value="0.35692712832012" calcext:value-type="float">
            <text:p>0.35692712832012</text:p>
          </table:table-cell>
          <table:table-cell table:formula="of:=MAX(0;([.B36]-0.65)/0.35)" office:value-type="float" office:value="0" calcext:value-type="float">
            <text:p>0</text:p>
          </table:table-cell>
          <table:table-cell table:formula="of:=MAX(0;([.D3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318163516466874" calcext:value-type="float">
            <text:p>0.318163516466874</text:p>
          </table:table-cell>
          <table:table-cell table:formula="of:=MIN([.C37];1)" office:value-type="float" office:value="0.318163516466874" calcext:value-type="float">
            <text:p>0.318163516466874</text:p>
          </table:table-cell>
          <table:table-cell office:value-type="float" office:value="0.317170163433227" calcext:value-type="float">
            <text:p>0.317170163433227</text:p>
          </table:table-cell>
          <table:table-cell table:formula="of:=MAX(0;([.B37]-0.65)/0.35)" office:value-type="float" office:value="0" calcext:value-type="float">
            <text:p>0</text:p>
          </table:table-cell>
          <table:table-cell table:formula="of:=MAX(0;([.D3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404921837346505" calcext:value-type="float">
            <text:p>0.404921837346505</text:p>
          </table:table-cell>
          <table:table-cell table:formula="of:=MIN([.C38];1)" office:value-type="float" office:value="0.404921837346505" calcext:value-type="float">
            <text:p>0.404921837346505</text:p>
          </table:table-cell>
          <table:table-cell office:value-type="float" office:value="0.392309431035683" calcext:value-type="float">
            <text:p>0.392309431035683</text:p>
          </table:table-cell>
          <table:table-cell table:formula="of:=MAX(0;([.B38]-0.65)/0.35)" office:value-type="float" office:value="0" calcext:value-type="float">
            <text:p>0</text:p>
          </table:table-cell>
          <table:table-cell table:formula="of:=MAX(0;([.D3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15030199252208" calcext:value-type="float">
            <text:p>0.415030199252208</text:p>
          </table:table-cell>
          <table:table-cell table:formula="of:=MIN([.C39];1)" office:value-type="float" office:value="0.415030199252208" calcext:value-type="float">
            <text:p>0.415030199252208</text:p>
          </table:table-cell>
          <table:table-cell office:value-type="float" office:value="0.419567973365187" calcext:value-type="float">
            <text:p>0.419567973365187</text:p>
          </table:table-cell>
          <table:table-cell table:formula="of:=MAX(0;([.B39]-0.65)/0.35)" office:value-type="float" office:value="0" calcext:value-type="float">
            <text:p>0</text:p>
          </table:table-cell>
          <table:table-cell table:formula="of:=MAX(0;([.D3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56008042729544" calcext:value-type="float">
            <text:p>0.456008042729544</text:p>
          </table:table-cell>
          <table:table-cell table:formula="of:=MIN([.C40];1)" office:value-type="float" office:value="0.456008042729544" calcext:value-type="float">
            <text:p>0.456008042729544</text:p>
          </table:table-cell>
          <table:table-cell office:value-type="float" office:value="0.455221026524182" calcext:value-type="float">
            <text:p>0.455221026524182</text:p>
          </table:table-cell>
          <table:table-cell table:formula="of:=MAX(0;([.B40]-0.65)/0.35)" office:value-type="float" office:value="0" calcext:value-type="float">
            <text:p>0</text:p>
          </table:table-cell>
          <table:table-cell table:formula="of:=MAX(0;([.D4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66810274101967" calcext:value-type="float">
            <text:p>0.466810274101967</text:p>
          </table:table-cell>
          <table:table-cell table:formula="of:=MIN([.C41];1)" office:value-type="float" office:value="0.466810274101967" calcext:value-type="float">
            <text:p>0.466810274101967</text:p>
          </table:table-cell>
          <table:table-cell office:value-type="float" office:value="0.468064523961747" calcext:value-type="float">
            <text:p>0.468064523961747</text:p>
          </table:table-cell>
          <table:table-cell table:formula="of:=MAX(0;([.B41]-0.65)/0.35)" office:value-type="float" office:value="0" calcext:value-type="float">
            <text:p>0</text:p>
          </table:table-cell>
          <table:table-cell table:formula="of:=MAX(0;([.D4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" calcext:value-type="float">
            <text:p>0.36</text:p>
          </table:table-cell>
          <table:table-cell office:value-type="float" office:value="0.445241703394959" calcext:value-type="float">
            <text:p>0.445241703394959</text:p>
          </table:table-cell>
          <table:table-cell table:formula="of:=MIN([.C42];1)" office:value-type="float" office:value="0.445241703394959" calcext:value-type="float">
            <text:p>0.445241703394959</text:p>
          </table:table-cell>
          <table:table-cell office:value-type="float" office:value="0.468511614339351" calcext:value-type="float">
            <text:p>0.468511614339351</text:p>
          </table:table-cell>
          <table:table-cell table:formula="of:=MAX(0;([.B42]-0.65)/0.35)" office:value-type="float" office:value="0" calcext:value-type="float">
            <text:p>0</text:p>
          </table:table-cell>
          <table:table-cell table:formula="of:=MAX(0;([.D4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" calcext:value-type="float">
            <text:p>0.36</text:p>
          </table:table-cell>
          <table:table-cell office:value-type="float" office:value="0.432424455303313" calcext:value-type="float">
            <text:p>0.432424455303313</text:p>
          </table:table-cell>
          <table:table-cell table:formula="of:=MIN([.C43];1)" office:value-type="float" office:value="0.432424455303313" calcext:value-type="float">
            <text:p>0.432424455303313</text:p>
          </table:table-cell>
          <table:table-cell office:value-type="float" office:value="0.450344793970128" calcext:value-type="float">
            <text:p>0.450344793970128</text:p>
          </table:table-cell>
          <table:table-cell table:formula="of:=MAX(0;([.B43]-0.65)/0.35)" office:value-type="float" office:value="0" calcext:value-type="float">
            <text:p>0</text:p>
          </table:table-cell>
          <table:table-cell table:formula="of:=MAX(0;([.D4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0652016458828" calcext:value-type="float">
            <text:p>0.520652016458828</text:p>
          </table:table-cell>
          <table:table-cell table:formula="of:=MIN([.C44];1)" office:value-type="float" office:value="0.520652016458828" calcext:value-type="float">
            <text:p>0.520652016458828</text:p>
          </table:table-cell>
          <table:table-cell office:value-type="float" office:value="0.492818473998322" calcext:value-type="float">
            <text:p>0.492818473998322</text:p>
          </table:table-cell>
          <table:table-cell table:formula="of:=MAX(0;([.B44]-0.65)/0.35)" office:value-type="float" office:value="0" calcext:value-type="float">
            <text:p>0</text:p>
          </table:table-cell>
          <table:table-cell table:formula="of:=MAX(0;([.D4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68435046819" calcext:value-type="float">
            <text:p>0.5568435046819</text:p>
          </table:table-cell>
          <table:table-cell table:formula="of:=MIN([.C45];1)" office:value-type="float" office:value="0.5568435046819" calcext:value-type="float">
            <text:p>0.5568435046819</text:p>
          </table:table-cell>
          <table:table-cell office:value-type="float" office:value="0.517583511680227" calcext:value-type="float">
            <text:p>0.517583511680227</text:p>
          </table:table-cell>
          <table:table-cell table:formula="of:=MAX(0;([.B45]-0.65)/0.35)" office:value-type="float" office:value="0" calcext:value-type="float">
            <text:p>0</text:p>
          </table:table-cell>
          <table:table-cell table:formula="of:=MAX(0;([.D4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5793216696411" calcext:value-type="float">
            <text:p>0.555793216696411</text:p>
          </table:table-cell>
          <table:table-cell table:formula="of:=MIN([.C46];1)" office:value-type="float" office:value="0.555793216696411" calcext:value-type="float">
            <text:p>0.555793216696411</text:p>
          </table:table-cell>
          <table:table-cell office:value-type="float" office:value="0.561579550315357" calcext:value-type="float">
            <text:p>0.561579550315357</text:p>
          </table:table-cell>
          <table:table-cell table:formula="of:=MAX(0;([.B46]-0.65)/0.35)" office:value-type="float" office:value="0" calcext:value-type="float">
            <text:p>0</text:p>
          </table:table-cell>
          <table:table-cell table:formula="of:=MAX(0;([.D4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1" calcext:value-type="float">
            <text:p>0.471</text:p>
          </table:table-cell>
          <table:table-cell office:value-type="float" office:value="0.579710036412428" calcext:value-type="float">
            <text:p>0.579710036412428</text:p>
          </table:table-cell>
          <table:table-cell table:formula="of:=MIN([.C47];1)" office:value-type="float" office:value="0.579710036412428" calcext:value-type="float">
            <text:p>0.579710036412428</text:p>
          </table:table-cell>
          <table:table-cell office:value-type="float" office:value="0.583952175825685" calcext:value-type="float">
            <text:p>0.583952175825685</text:p>
          </table:table-cell>
          <table:table-cell table:formula="of:=MAX(0;([.B47]-0.65)/0.35)" office:value-type="float" office:value="0" calcext:value-type="float">
            <text:p>0</text:p>
          </table:table-cell>
          <table:table-cell table:formula="of:=MAX(0;([.D4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1" calcext:value-type="float">
            <text:p>0.481</text:p>
          </table:table-cell>
          <table:table-cell office:value-type="float" office:value="0.572446198752415" calcext:value-type="float">
            <text:p>0.572446198752415</text:p>
          </table:table-cell>
          <table:table-cell table:formula="of:=MIN([.C48];1)" office:value-type="float" office:value="0.572446198752415" calcext:value-type="float">
            <text:p>0.572446198752415</text:p>
          </table:table-cell>
          <table:table-cell office:value-type="float" office:value="0.593543039529599" calcext:value-type="float">
            <text:p>0.593543039529599</text:p>
          </table:table-cell>
          <table:table-cell table:formula="of:=MAX(0;([.B48]-0.65)/0.35)" office:value-type="float" office:value="0" calcext:value-type="float">
            <text:p>0</text:p>
          </table:table-cell>
          <table:table-cell table:formula="of:=MAX(0;([.D4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1" calcext:value-type="float">
            <text:p>0.481</text:p>
          </table:table-cell>
          <table:table-cell office:value-type="float" office:value="0.561535616714861" calcext:value-type="float">
            <text:p>0.561535616714861</text:p>
          </table:table-cell>
          <table:table-cell table:formula="of:=MIN([.C49];1)" office:value-type="float" office:value="0.561535616714861" calcext:value-type="float">
            <text:p>0.561535616714861</text:p>
          </table:table-cell>
          <table:table-cell office:value-type="float" office:value="0.586278812410652" calcext:value-type="float">
            <text:p>0.586278812410652</text:p>
          </table:table-cell>
          <table:table-cell table:formula="of:=MAX(0;([.B49]-0.65)/0.35)" office:value-type="float" office:value="0" calcext:value-type="float">
            <text:p>0</text:p>
          </table:table-cell>
          <table:table-cell table:formula="of:=MAX(0;([.D4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6" calcext:value-type="float">
            <text:p>0.556</text:p>
          </table:table-cell>
          <table:table-cell office:value-type="float" office:value="0.642950513048143" calcext:value-type="float">
            <text:p>0.642950513048143</text:p>
          </table:table-cell>
          <table:table-cell table:formula="of:=MIN([.C50];1)" office:value-type="float" office:value="0.642950513048143" calcext:value-type="float">
            <text:p>0.642950513048143</text:p>
          </table:table-cell>
          <table:table-cell office:value-type="float" office:value="0.631836636629468" calcext:value-type="float">
            <text:p>0.631836636629468</text:p>
          </table:table-cell>
          <table:table-cell table:formula="of:=MAX(0;([.B50]-0.65)/0.35)" office:value-type="float" office:value="0" calcext:value-type="float">
            <text:p>0</text:p>
          </table:table-cell>
          <table:table-cell table:formula="of:=MAX(0;([.D5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6" calcext:value-type="float">
            <text:p>0.556</text:p>
          </table:table-cell>
          <table:table-cell office:value-type="float" office:value="0.672603763778368" calcext:value-type="float">
            <text:p>0.672603763778368</text:p>
          </table:table-cell>
          <table:table-cell table:formula="of:=MIN([.C51];1)" office:value-type="float" office:value="0.672603763778368" calcext:value-type="float">
            <text:p>0.672603763778368</text:p>
          </table:table-cell>
          <table:table-cell office:value-type="float" office:value="0.659627625719047" calcext:value-type="float">
            <text:p>0.659627625719047</text:p>
          </table:table-cell>
          <table:table-cell table:formula="of:=MAX(0;([.B51]-0.65)/0.35)" office:value-type="float" office:value="0" calcext:value-type="float">
            <text:p>0</text:p>
          </table:table-cell>
          <table:table-cell table:formula="of:=MAX(0;([.D51]-0.65)/0.35)" office:value-type="float" office:value="0.0645821822239087" calcext:value-type="float">
            <text:p>0.064582182223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6" calcext:value-type="float">
            <text:p>0.606</text:p>
          </table:table-cell>
          <table:table-cell office:value-type="float" office:value="0.716748939535205" calcext:value-type="float">
            <text:p>0.716748939535205</text:p>
          </table:table-cell>
          <table:table-cell table:formula="of:=MIN([.C52];1)" office:value-type="float" office:value="0.716748939535205" calcext:value-type="float">
            <text:p>0.716748939535205</text:p>
          </table:table-cell>
          <table:table-cell office:value-type="float" office:value="0.713244374970351" calcext:value-type="float">
            <text:p>0.713244374970351</text:p>
          </table:table-cell>
          <table:table-cell table:formula="of:=MAX(0;([.B52]-0.65)/0.35)" office:value-type="float" office:value="0" calcext:value-type="float">
            <text:p>0</text:p>
          </table:table-cell>
          <table:table-cell table:formula="of:=MAX(0;([.D52]-0.65)/0.35)" office:value-type="float" office:value="0.190711255814871" calcext:value-type="float">
            <text:p>0.19071125581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7781502692943" calcext:value-type="float">
            <text:p>0.727781502692943</text:p>
          </table:table-cell>
          <table:table-cell table:formula="of:=MIN([.C53];1)" office:value-type="float" office:value="0.727781502692943" calcext:value-type="float">
            <text:p>0.727781502692943</text:p>
          </table:table-cell>
          <table:table-cell office:value-type="float" office:value="0.742112377729833" calcext:value-type="float">
            <text:p>0.742112377729833</text:p>
          </table:table-cell>
          <table:table-cell table:formula="of:=MAX(0;([.B53]-0.65)/0.35)" office:value-type="float" office:value="0" calcext:value-type="float">
            <text:p>0</text:p>
          </table:table-cell>
          <table:table-cell table:formula="of:=MAX(0;([.D53]-0.65)/0.35)" office:value-type="float" office:value="0.22223286483698" calcext:value-type="float">
            <text:p>0.22223286483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" calcext:value-type="float">
            <text:p>0.627</text:p>
          </table:table-cell>
          <table:table-cell office:value-type="float" office:value="0.732721245557878" calcext:value-type="float">
            <text:p>0.732721245557878</text:p>
          </table:table-cell>
          <table:table-cell table:formula="of:=MIN([.C54];1)" office:value-type="float" office:value="0.732721245557878" calcext:value-type="float">
            <text:p>0.732721245557878</text:p>
          </table:table-cell>
          <table:table-cell office:value-type="float" office:value="0.764934170416932" calcext:value-type="float">
            <text:p>0.764934170416932</text:p>
          </table:table-cell>
          <table:table-cell table:formula="of:=MAX(0;([.B54]-0.65)/0.35)" office:value-type="float" office:value="0" calcext:value-type="float">
            <text:p>0</text:p>
          </table:table-cell>
          <table:table-cell table:formula="of:=MAX(0;([.D54]-0.65)/0.35)" office:value-type="float" office:value="0.236346415879652" calcext:value-type="float">
            <text:p>0.23634641587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27635177319234" calcext:value-type="float">
            <text:p>0.727635177319234</text:p>
          </table:table-cell>
          <table:table-cell table:formula="of:=MIN([.C55];1)" office:value-type="float" office:value="0.727635177319234" calcext:value-type="float">
            <text:p>0.727635177319234</text:p>
          </table:table-cell>
          <table:table-cell office:value-type="float" office:value="0.764189830644583" calcext:value-type="float">
            <text:p>0.764189830644583</text:p>
          </table:table-cell>
          <table:table-cell table:formula="of:=MAX(0;([.B55]-0.65)/0.35)" office:value-type="float" office:value="0" calcext:value-type="float">
            <text:p>0</text:p>
          </table:table-cell>
          <table:table-cell table:formula="of:=MAX(0;([.D55]-0.65)/0.35)" office:value-type="float" office:value="0.221814792340669" calcext:value-type="float">
            <text:p>0.22181479234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9" calcext:value-type="float">
            <text:p>0.669</text:p>
          </table:table-cell>
          <table:table-cell office:value-type="float" office:value="0.762625459126673" calcext:value-type="float">
            <text:p>0.762625459126673</text:p>
          </table:table-cell>
          <table:table-cell table:formula="of:=MIN([.C56];1)" office:value-type="float" office:value="0.762625459126673" calcext:value-type="float">
            <text:p>0.762625459126673</text:p>
          </table:table-cell>
          <table:table-cell office:value-type="float" office:value="0.780607188733475" calcext:value-type="float">
            <text:p>0.780607188733475</text:p>
          </table:table-cell>
          <table:table-cell table:formula="of:=MAX(0;([.B56]-0.65)/0.35)" office:value-type="float" office:value="0.0542857142857143" calcext:value-type="float">
            <text:p>0.054285714285714</text:p>
          </table:table-cell>
          <table:table-cell table:formula="of:=MAX(0;([.D56]-0.65)/0.35)" office:value-type="float" office:value="0.321787026076208" calcext:value-type="float">
            <text:p>0.321787026076208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7257869548083" calcext:value-type="float">
            <text:p>0.77257869548083</text:p>
          </table:table-cell>
          <table:table-cell table:formula="of:=MIN([.C57];1)" office:value-type="float" office:value="0.77257869548083" calcext:value-type="float">
            <text:p>0.77257869548083</text:p>
          </table:table-cell>
          <table:table-cell office:value-type="float" office:value="0.775986387700766" calcext:value-type="float">
            <text:p>0.775986387700766</text:p>
          </table:table-cell>
          <table:table-cell table:formula="of:=MAX(0;([.B57]-0.65)/0.35)" office:value-type="float" office:value="0.0542857142857143" calcext:value-type="float">
            <text:p>0.054285714285714</text:p>
          </table:table-cell>
          <table:table-cell table:formula="of:=MAX(0;([.D57]-0.65)/0.35)" office:value-type="float" office:value="0.350224844230943" calcext:value-type="float">
            <text:p>0.350224844230943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4387486730704" calcext:value-type="float">
            <text:p>0.794387486730704</text:p>
          </table:table-cell>
          <table:table-cell table:formula="of:=MIN([.C58];1)" office:value-type="float" office:value="0.794387486730704" calcext:value-type="float">
            <text:p>0.794387486730704</text:p>
          </table:table-cell>
          <table:table-cell office:value-type="float" office:value="0.78546255549896" calcext:value-type="float">
            <text:p>0.78546255549896</text:p>
          </table:table-cell>
          <table:table-cell table:formula="of:=MAX(0;([.B58]-0.65)/0.35)" office:value-type="float" office:value="0.145714285714286" calcext:value-type="float">
            <text:p>0.145714285714286</text:p>
          </table:table-cell>
          <table:table-cell table:formula="of:=MAX(0;([.D58]-0.65)/0.35)" office:value-type="float" office:value="0.41253567637344" calcext:value-type="float">
            <text:p>0.41253567637344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8588390829655" calcext:value-type="float">
            <text:p>0.798588390829655</text:p>
          </table:table-cell>
          <table:table-cell table:formula="of:=MIN([.C59];1)" office:value-type="float" office:value="0.798588390829655" calcext:value-type="float">
            <text:p>0.798588390829655</text:p>
          </table:table-cell>
          <table:table-cell office:value-type="float" office:value="0.778571090764208" calcext:value-type="float">
            <text:p>0.778571090764208</text:p>
          </table:table-cell>
          <table:table-cell table:formula="of:=MAX(0;([.B59]-0.65)/0.35)" office:value-type="float" office:value="0.145714285714286" calcext:value-type="float">
            <text:p>0.145714285714286</text:p>
          </table:table-cell>
          <table:table-cell table:formula="of:=MAX(0;([.D59]-0.65)/0.35)" office:value-type="float" office:value="0.4245382595133" calcext:value-type="float">
            <text:p>0.4245382595133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85459743299298" calcext:value-type="float">
            <text:p>0.785459743299298</text:p>
          </table:table-cell>
          <table:table-cell table:formula="of:=MIN([.C60];1)" office:value-type="float" office:value="0.785459743299298" calcext:value-type="float">
            <text:p>0.785459743299298</text:p>
          </table:table-cell>
          <table:table-cell office:value-type="float" office:value="0.762538331903944" calcext:value-type="float">
            <text:p>0.762538331903944</text:p>
          </table:table-cell>
          <table:table-cell table:formula="of:=MAX(0;([.B60]-0.65)/0.35)" office:value-type="float" office:value="0.154285714285714" calcext:value-type="float">
            <text:p>0.154285714285714</text:p>
          </table:table-cell>
          <table:table-cell table:formula="of:=MAX(0;([.D60]-0.65)/0.35)" office:value-type="float" office:value="0.387027837997994" calcext:value-type="float">
            <text:p>0.387027837997994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04" calcext:value-type="float">
            <text:p>0.704</text:p>
          </table:table-cell>
          <table:table-cell office:value-type="float" office:value="0.771593022685942" calcext:value-type="float">
            <text:p>0.771593022685942</text:p>
          </table:table-cell>
          <table:table-cell table:formula="of:=MIN([.C61];1)" office:value-type="float" office:value="0.771593022685942" calcext:value-type="float">
            <text:p>0.771593022685942</text:p>
          </table:table-cell>
          <table:table-cell office:value-type="float" office:value="0.73908598661398" calcext:value-type="float">
            <text:p>0.73908598661398</text:p>
          </table:table-cell>
          <table:table-cell table:formula="of:=MAX(0;([.B61]-0.65)/0.35)" office:value-type="float" office:value="0.154285714285714" calcext:value-type="float">
            <text:p>0.154285714285714</text:p>
          </table:table-cell>
          <table:table-cell table:formula="of:=MAX(0;([.D61]-0.65)/0.35)" office:value-type="float" office:value="0.347408636245549" calcext:value-type="float">
            <text:p>0.347408636245549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65" calcext:value-type="float">
            <text:p>0.765</text:p>
          </table:table-cell>
          <table:table-cell office:value-type="float" office:value="0.837303765489055" calcext:value-type="float">
            <text:p>0.837303765489055</text:p>
          </table:table-cell>
          <table:table-cell table:formula="of:=MIN([.C62];1)" office:value-type="float" office:value="0.837303765489055" calcext:value-type="float">
            <text:p>0.837303765489055</text:p>
          </table:table-cell>
          <table:table-cell office:value-type="float" office:value="0.780274022271759" calcext:value-type="float">
            <text:p>0.780274022271759</text:p>
          </table:table-cell>
          <table:table-cell table:formula="of:=MAX(0;([.B62]-0.65)/0.35)" office:value-type="float" office:value="0.328571428571429" calcext:value-type="float">
            <text:p>0.328571428571429</text:p>
          </table:table-cell>
          <table:table-cell table:formula="of:=MAX(0;([.D62]-0.65)/0.35)" office:value-type="float" office:value="0.535153615683014" calcext:value-type="float">
            <text:p>0.535153615683014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61867322949016" calcext:value-type="float">
            <text:p>0.861867322949016</text:p>
          </table:table-cell>
          <table:table-cell table:formula="of:=MIN([.C63];1)" office:value-type="float" office:value="0.861867322949016" calcext:value-type="float">
            <text:p>0.861867322949016</text:p>
          </table:table-cell>
          <table:table-cell office:value-type="float" office:value="0.821282366163253" calcext:value-type="float">
            <text:p>0.821282366163253</text:p>
          </table:table-cell>
          <table:table-cell table:formula="of:=MAX(0;([.B63]-0.65)/0.35)" office:value-type="float" office:value="0.328571428571429" calcext:value-type="float">
            <text:p>0.328571428571429</text:p>
          </table:table-cell>
          <table:table-cell table:formula="of:=MAX(0;([.D63]-0.65)/0.35)" office:value-type="float" office:value="0.60533520842576" calcext:value-type="float">
            <text:p>0.60533520842576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09" calcext:value-type="float">
            <text:p>0.809</text:p>
          </table:table-cell>
          <table:table-cell office:value-type="float" office:value="0.899114027789309" calcext:value-type="float">
            <text:p>0.899114027789309</text:p>
          </table:table-cell>
          <table:table-cell table:formula="of:=MIN([.C64];1)" office:value-type="float" office:value="0.899114027789309" calcext:value-type="float">
            <text:p>0.899114027789309</text:p>
          </table:table-cell>
          <table:table-cell office:value-type="float" office:value="0.87585775857624" calcext:value-type="float">
            <text:p>0.87585775857624</text:p>
          </table:table-cell>
          <table:table-cell table:formula="of:=MAX(0;([.B64]-0.65)/0.35)" office:value-type="float" office:value="0.454285714285714" calcext:value-type="float">
            <text:p>0.454285714285714</text:p>
          </table:table-cell>
          <table:table-cell table:formula="of:=MAX(0;([.D64]-0.65)/0.35)" office:value-type="float" office:value="0.711754365112311" calcext:value-type="float">
            <text:p>0.711754365112311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9" calcext:value-type="float">
            <text:p>0.809</text:p>
          </table:table-cell>
          <table:table-cell office:value-type="float" office:value="0.911230598273746" calcext:value-type="float">
            <text:p>0.911230598273746</text:p>
          </table:table-cell>
          <table:table-cell table:formula="of:=MIN([.C65];1)" office:value-type="float" office:value="0.911230598273746" calcext:value-type="float">
            <text:p>0.911230598273746</text:p>
          </table:table-cell>
          <table:table-cell office:value-type="float" office:value="0.89873016353769" calcext:value-type="float">
            <text:p>0.89873016353769</text:p>
          </table:table-cell>
          <table:table-cell table:formula="of:=MAX(0;([.B65]-0.65)/0.35)" office:value-type="float" office:value="0.454285714285714" calcext:value-type="float">
            <text:p>0.454285714285714</text:p>
          </table:table-cell>
          <table:table-cell table:formula="of:=MAX(0;([.D65]-0.65)/0.35)" office:value-type="float" office:value="0.746373137924989" calcext:value-type="float">
            <text:p>0.746373137924989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27" calcext:value-type="float">
            <text:p>0.827</text:p>
          </table:table-cell>
          <table:table-cell office:value-type="float" office:value="0.916720549060836" calcext:value-type="float">
            <text:p>0.916720549060836</text:p>
          </table:table-cell>
          <table:table-cell table:formula="of:=MIN([.C66];1)" office:value-type="float" office:value="0.916720549060836" calcext:value-type="float">
            <text:p>0.916720549060836</text:p>
          </table:table-cell>
          <table:table-cell office:value-type="float" office:value="0.91906870788735" calcext:value-type="float">
            <text:p>0.91906870788735</text:p>
          </table:table-cell>
          <table:table-cell table:formula="of:=MAX(0;([.B66]-0.65)/0.35)" office:value-type="float" office:value="0.505714285714286" calcext:value-type="float">
            <text:p>0.505714285714286</text:p>
          </table:table-cell>
          <table:table-cell table:formula="of:=MAX(0;([.D66]-0.65)/0.35)" office:value-type="float" office:value="0.762058711602389" calcext:value-type="float">
            <text:p>0.762058711602389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27" calcext:value-type="float">
            <text:p>0.827</text:p>
          </table:table-cell>
          <table:table-cell office:value-type="float" office:value="0.91370607103204" calcext:value-type="float">
            <text:p>0.91370607103204</text:p>
          </table:table-cell>
          <table:table-cell table:formula="of:=MIN([.C67];1)" office:value-type="float" office:value="0.91370607103204" calcext:value-type="float">
            <text:p>0.91370607103204</text:p>
          </table:table-cell>
          <table:table-cell office:value-type="float" office:value="0.922845544306027" calcext:value-type="float">
            <text:p>0.922845544306027</text:p>
          </table:table-cell>
          <table:table-cell table:formula="of:=MAX(0;([.B67]-0.65)/0.35)" office:value-type="float" office:value="0.505714285714286" calcext:value-type="float">
            <text:p>0.505714285714286</text:p>
          </table:table-cell>
          <table:table-cell table:formula="of:=MAX(0;([.D67]-0.65)/0.35)" office:value-type="float" office:value="0.7534459172344" calcext:value-type="float">
            <text:p>0.7534459172344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953047072585211" calcext:value-type="float">
            <text:p>0.953047072585211</text:p>
          </table:table-cell>
          <table:table-cell table:formula="of:=MIN([.C68];1)" office:value-type="float" office:value="0.953047072585211" calcext:value-type="float">
            <text:p>0.953047072585211</text:p>
          </table:table-cell>
          <table:table-cell office:value-type="float" office:value="0.954261726160092" calcext:value-type="float">
            <text:p>0.954261726160092</text:p>
          </table:table-cell>
          <table:table-cell table:formula="of:=MAX(0;([.B68]-0.65)/0.35)" office:value-type="float" office:value="0.634285714285714" calcext:value-type="float">
            <text:p>0.634285714285714</text:p>
          </table:table-cell>
          <table:table-cell table:formula="of:=MAX(0;([.D68]-0.65)/0.35)" office:value-type="float" office:value="0.865848778814888" calcext:value-type="float">
            <text:p>0.865848778814888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2" calcext:value-type="float">
            <text:p>0.872</text:p>
          </table:table-cell>
          <table:table-cell office:value-type="float" office:value="0.967536110017792" calcext:value-type="float">
            <text:p>0.967536110017792</text:p>
          </table:table-cell>
          <table:table-cell table:formula="of:=MIN([.C69];1)" office:value-type="float" office:value="0.967536110017792" calcext:value-type="float">
            <text:p>0.967536110017792</text:p>
          </table:table-cell>
          <table:table-cell office:value-type="float" office:value="0.966618592943675" calcext:value-type="float">
            <text:p>0.966618592943675</text:p>
          </table:table-cell>
          <table:table-cell table:formula="of:=MAX(0;([.B69]-0.65)/0.35)" office:value-type="float" office:value="0.634285714285714" calcext:value-type="float">
            <text:p>0.634285714285714</text:p>
          </table:table-cell>
          <table:table-cell table:formula="of:=MAX(0;([.D69]-0.65)/0.35)" office:value-type="float" office:value="0.907246028622263" calcext:value-type="float">
            <text:p>0.907246028622263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60663285213453" calcext:value-type="float">
            <text:p>0.960663285213453</text:p>
          </table:table-cell>
          <table:table-cell table:formula="of:=MIN([.C70];1)" office:value-type="float" office:value="0.960663285213453" calcext:value-type="float">
            <text:p>0.960663285213453</text:p>
          </table:table-cell>
          <table:table-cell office:value-type="float" office:value="0.970125405129667" calcext:value-type="float">
            <text:p>0.970125405129667</text:p>
          </table:table-cell>
          <table:table-cell table:formula="of:=MAX(0;([.B70]-0.65)/0.35)" office:value-type="float" office:value="0.651428571428571" calcext:value-type="float">
            <text:p>0.651428571428571</text:p>
          </table:table-cell>
          <table:table-cell table:formula="of:=MAX(0;([.D70]-0.65)/0.35)" office:value-type="float" office:value="0.887609386324152" calcext:value-type="float">
            <text:p>0.887609386324152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78" calcext:value-type="float">
            <text:p>0.878</text:p>
          </table:table-cell>
          <table:table-cell office:value-type="float" office:value="0.963923986836152" calcext:value-type="float">
            <text:p>0.963923986836152</text:p>
          </table:table-cell>
          <table:table-cell table:formula="of:=MIN([.C71];1)" office:value-type="float" office:value="0.963923986836152" calcext:value-type="float">
            <text:p>0.963923986836152</text:p>
          </table:table-cell>
          <table:table-cell office:value-type="float" office:value="0.9622632079714" calcext:value-type="float">
            <text:p>0.9622632079714</text:p>
          </table:table-cell>
          <table:table-cell table:formula="of:=MAX(0;([.B71]-0.65)/0.35)" office:value-type="float" office:value="0.651428571428571" calcext:value-type="float">
            <text:p>0.651428571428571</text:p>
          </table:table-cell>
          <table:table-cell table:formula="of:=MAX(0;([.D71]-0.65)/0.35)" office:value-type="float" office:value="0.89692567667472" calcext:value-type="float">
            <text:p>0.89692567667472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92573849359155" calcext:value-type="float">
            <text:p>0.992573849359155</text:p>
          </table:table-cell>
          <table:table-cell table:formula="of:=MIN([.C72];1)" office:value-type="float" office:value="0.992573849359155" calcext:value-type="float">
            <text:p>0.992573849359155</text:p>
          </table:table-cell>
          <table:table-cell office:value-type="float" office:value="0.986715681175044" calcext:value-type="float">
            <text:p>0.986715681175044</text:p>
          </table:table-cell>
          <table:table-cell table:formula="of:=MAX(0;([.B72]-0.65)/0.35)" office:value-type="float" office:value="0.777142857142857" calcext:value-type="float">
            <text:p>0.777142857142857</text:p>
          </table:table-cell>
          <table:table-cell table:formula="of:=MAX(0;([.D72]-0.65)/0.35)" office:value-type="float" office:value="0.978782426740443" calcext:value-type="float">
            <text:p>0.978782426740443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2" calcext:value-type="float">
            <text:p>0.922</text:p>
          </table:table-cell>
          <table:table-cell office:value-type="float" office:value="1.00682725214276" calcext:value-type="float">
            <text:p>1.00682725214276</text:p>
          </table:table-cell>
          <table:table-cell table:formula="of:=MIN([.C73];1)" office:value-type="float" office:value="1" calcext:value-type="float">
            <text:p>1</text:p>
          </table:table-cell>
          <table:table-cell office:value-type="float" office:value="0.99646907962371" calcext:value-type="float">
            <text:p>0.99646907962371</text:p>
          </table:table-cell>
          <table:table-cell table:formula="of:=MAX(0;([.B73]-0.65)/0.35)" office:value-type="float" office:value="0.777142857142857" calcext:value-type="float">
            <text:p>0.777142857142857</text:p>
          </table:table-cell>
          <table:table-cell table:formula="of:=MAX(0;([.D73]-0.65)/0.35)" office:value-type="float" office:value="1" calcext:value-type="float">
            <text:p>1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5" calcext:value-type="float">
            <text:p>0.965</text:p>
          </table:table-cell>
          <table:table-cell office:value-type="float" office:value="1.02637928321745" calcext:value-type="float">
            <text:p>1.02637928321745</text:p>
          </table:table-cell>
          <table:table-cell table:formula="of:=MIN([.C74];1)" office:value-type="float" office:value="1" calcext:value-type="float">
            <text:p>1</text:p>
          </table:table-cell>
          <table:table-cell office:value-type="float" office:value="1.02981060686921" calcext:value-type="float">
            <text:p>1.02981060686921</text:p>
          </table:table-cell>
          <table:table-cell table:formula="of:=MAX(0;([.B74]-0.65)/0.35)" office:value-type="float" office:value="0.9" calcext:value-type="float">
            <text:p>0.9</text:p>
          </table:table-cell>
          <table:table-cell table:formula="of:=MAX(0;([.D74]-0.65)/0.35)" office:value-type="float" office:value="1" calcext:value-type="float">
            <text:p>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5" calcext:value-type="float">
            <text:p>0.965</text:p>
          </table:table-cell>
          <table:table-cell office:value-type="float" office:value="1.05373901467119" calcext:value-type="float">
            <text:p>1.05373901467119</text:p>
          </table:table-cell>
          <table:table-cell table:formula="of:=MIN([.C75];1)" office:value-type="float" office:value="1" calcext:value-type="float">
            <text:p>1</text:p>
          </table:table-cell>
          <table:table-cell office:value-type="float" office:value="1.04738529023662" calcext:value-type="float">
            <text:p>1.04738529023662</text:p>
          </table:table-cell>
          <table:table-cell table:formula="of:=MAX(0;([.B75]-0.65)/0.35)" office:value-type="float" office:value="0.9" calcext:value-type="float">
            <text:p>0.9</text:p>
          </table:table-cell>
          <table:table-cell table:formula="of:=MAX(0;([.D75]-0.65)/0.35)" office:value-type="float" office:value="1" calcext:value-type="float">
            <text:p>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3" calcext:value-type="float">
            <text:p>0.983</text:p>
          </table:table-cell>
          <table:table-cell office:value-type="float" office:value="1.05817356670968" calcext:value-type="float">
            <text:p>1.05817356670968</text:p>
          </table:table-cell>
          <table:table-cell table:formula="of:=MIN([.C76];1)" office:value-type="float" office:value="1" calcext:value-type="float">
            <text:p>1</text:p>
          </table:table-cell>
          <table:table-cell office:value-type="float" office:value="1.06494038791715" calcext:value-type="float">
            <text:p>1.06494038791715</text:p>
          </table:table-cell>
          <table:table-cell table:formula="of:=MAX(0;([.B76]-0.65)/0.35)" office:value-type="float" office:value="0.951428571428571" calcext:value-type="float">
            <text:p>0.951428571428571</text:p>
          </table:table-cell>
          <table:table-cell table:formula="of:=MAX(0;([.D76]-0.65)/0.35)" office:value-type="float" office:value="1" calcext:value-type="float">
            <text:p>1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83" calcext:value-type="float">
            <text:p>0.983</text:p>
          </table:table-cell>
          <table:table-cell office:value-type="float" office:value="1.06942011346675" calcext:value-type="float">
            <text:p>1.06942011346675</text:p>
          </table:table-cell>
          <table:table-cell table:formula="of:=MIN([.C77];1)" office:value-type="float" office:value="1" calcext:value-type="float">
            <text:p>1</text:p>
          </table:table-cell>
          <table:table-cell office:value-type="float" office:value="1.06900917955407" calcext:value-type="float">
            <text:p>1.06900917955407</text:p>
          </table:table-cell>
          <table:table-cell table:formula="of:=MAX(0;([.B77]-0.65)/0.35)" office:value-type="float" office:value="0.951428571428571" calcext:value-type="float">
            <text:p>0.951428571428571</text:p>
          </table:table-cell>
          <table:table-cell table:formula="of:=MAX(0;([.D77]-0.65)/0.35)" office:value-type="float" office:value="1" calcext:value-type="float">
            <text:p>1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" calcext:value-type="float">
            <text:p>0.99</text:p>
          </table:table-cell>
          <table:table-cell office:value-type="float" office:value="1.07436282174972" calcext:value-type="float">
            <text:p>1.07436282174972</text:p>
          </table:table-cell>
          <table:table-cell table:formula="of:=MIN([.C78];1)" office:value-type="float" office:value="1" calcext:value-type="float">
            <text:p>1</text:p>
          </table:table-cell>
          <table:table-cell office:value-type="float" office:value="1.06848054723076" calcext:value-type="float">
            <text:p>1.06848054723076</text:p>
          </table:table-cell>
          <table:table-cell table:formula="of:=MAX(0;([.B78]-0.65)/0.35)" office:value-type="float" office:value="0.971428571428571" calcext:value-type="float">
            <text:p>0.971428571428571</text:p>
          </table:table-cell>
          <table:table-cell table:formula="of:=MAX(0;([.D78]-0.65)/0.35)" office:value-type="float" office:value="1" calcext:value-type="float">
            <text:p>1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" calcext:value-type="float">
            <text:p>0.99</text:p>
          </table:table-cell>
          <table:table-cell office:value-type="float" office:value="1.08486442067507" calcext:value-type="float">
            <text:p>1.08486442067507</text:p>
          </table:table-cell>
          <table:table-cell table:formula="of:=MIN([.C79];1)" office:value-type="float" office:value="1" calcext:value-type="float">
            <text:p>1</text:p>
          </table:table-cell>
          <table:table-cell office:value-type="float" office:value="1.0726440840332" calcext:value-type="float">
            <text:p>1.0726440840332</text:p>
          </table:table-cell>
          <table:table-cell table:formula="of:=MAX(0;([.B79]-0.65)/0.35)" office:value-type="float" office:value="0.971428571428571" calcext:value-type="float">
            <text:p>0.971428571428571</text:p>
          </table:table-cell>
          <table:table-cell table:formula="of:=MAX(0;([.D79]-0.65)/0.35)" office:value-type="float" office:value="1" calcext:value-type="float">
            <text:p>1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83" calcext:value-type="float">
            <text:p>0.983</text:p>
          </table:table-cell>
          <table:table-cell office:value-type="float" office:value="1.07823632264435" calcext:value-type="float">
            <text:p>1.07823632264435</text:p>
          </table:table-cell>
          <table:table-cell table:formula="of:=MIN([.C80];1)" office:value-type="float" office:value="1" calcext:value-type="float">
            <text:p>1</text:p>
          </table:table-cell>
          <table:table-cell office:value-type="float" office:value="1.03395305220238" calcext:value-type="float">
            <text:p>1.03395305220238</text:p>
          </table:table-cell>
          <table:table-cell table:formula="of:=MAX(0;([.B80]-0.65)/0.35)" office:value-type="float" office:value="0.951428571428571" calcext:value-type="float">
            <text:p>0.951428571428571</text:p>
          </table:table-cell>
          <table:table-cell table:formula="of:=MAX(0;([.D80]-0.65)/0.35)" office:value-type="float" office:value="1" calcext:value-type="float">
            <text:p>1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83" calcext:value-type="float">
            <text:p>0.983</text:p>
          </table:table-cell>
          <table:table-cell office:value-type="float" office:value="1.07705134099588" calcext:value-type="float">
            <text:p>1.07705134099588</text:p>
          </table:table-cell>
          <table:table-cell table:formula="of:=MIN([.C81];1)" office:value-type="float" office:value="1" calcext:value-type="float">
            <text:p>1</text:p>
          </table:table-cell>
          <table:table-cell office:value-type="float" office:value="1.0342604290196" calcext:value-type="float">
            <text:p>1.0342604290196</text:p>
          </table:table-cell>
          <table:table-cell table:formula="of:=MAX(0;([.B81]-0.65)/0.35)" office:value-type="float" office:value="0.951428571428571" calcext:value-type="float">
            <text:p>0.951428571428571</text:p>
          </table:table-cell>
          <table:table-cell table:formula="of:=MAX(0;([.D81]-0.65)/0.35)" office:value-type="float" office:value="1" calcext:value-type="float">
            <text:p>1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3" calcext:value-type="float">
            <text:p>0.993</text:p>
          </table:table-cell>
          <table:table-cell office:value-type="float" office:value="1.08317645965884" calcext:value-type="float">
            <text:p>1.08317645965884</text:p>
          </table:table-cell>
          <table:table-cell table:formula="of:=MIN([.C82];1)" office:value-type="float" office:value="1" calcext:value-type="float">
            <text:p>1</text:p>
          </table:table-cell>
          <table:table-cell office:value-type="float" office:value="1.01225579436298" calcext:value-type="float">
            <text:p>1.01225579436298</text:p>
          </table:table-cell>
          <table:table-cell table:formula="of:=MAX(0;([.B82]-0.65)/0.35)" office:value-type="float" office:value="0.98" calcext:value-type="float">
            <text:p>0.98</text:p>
          </table:table-cell>
          <table:table-cell table:formula="of:=MAX(0;([.D82]-0.65)/0.3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993" calcext:value-type="float">
            <text:p>0.993</text:p>
          </table:table-cell>
          <table:table-cell table:formula="of:=MIN([.C83];1)" office:value-type="float" office:value="0.993" calcext:value-type="float">
            <text:p>0.993</text:p>
          </table:table-cell>
          <table:table-cell office:value-type="float" office:value="0.993" calcext:value-type="float">
            <text:p>0.993</text:p>
          </table:table-cell>
          <table:table-cell table:formula="of:=MAX(0;([.B83]-0.65)/0.35)" office:value-type="float" office:value="0.98" calcext:value-type="float">
            <text:p>0.98</text:p>
          </table:table-cell>
          <table:table-cell table:formula="of:=MAX(0;([.D83]-0.65)/0.35)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0:44:09.561892213</dc:date>
    <meta:editing-duration>PT4H33M54S</meta:editing-duration>
    <meta:editing-cycles>2</meta:editing-cycles>
    <meta:generator>LibreOffice/5.2.2.2$Linux_X86_64 LibreOffice_project/20m0$Build-2</meta:generator>
    <meta:document-statistic meta:table-count="1" meta:cell-count="6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6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" chart:style-name="ch1">
        <chart:legend chart:legend-position="end" svg:x="12.142cm" svg:y="3.205cm" style:legend-expansion="high" chart:style-name="ch2"/>
        <chart:plot-area chart:style-name="ch3" table:cell-range-address="'elog12.csv_predictions'.B1:'elog12.csv_predictions'.B83 'elog12.csv_predictions'.F1:'elog12.csv_predictions'.H83 'elog12.csv_predictions'.D1:'elog12.csv_predictions'.D83" chart:data-source-has-labels="row" svg:x="1.331cm" svg:y="0.18cm" svg:width="10.491cm" svg:height="7.659cm">
          <chartooo:coordinate-region svg:x="2.058cm" svg:y="0.38cm" svg:width="9.745cm" svg:height="6.667cm"/>
          <chart:axis chart:dimension="x" chart:name="primary-x" chart:style-name="ch4">
            <chart:title svg:x="5.95cm" svg:y="8.019cm" chart:style-name="ch5">
              <text:p>Minutes</text:p>
            </chart:title>
          </chart:axis>
          <chart:axis chart:dimension="y" chart:name="primary-y" chart:style-name="ch4">
            <chart:title svg:x="0.451cm" svg:y="4.9cm" chart:style-name="ch6">
              <text:p>Percentage</text:p>
            </chart:title>
            <chart:grid chart:style-name="ch7" chart:class="major"/>
          </chart:axis>
          <chart:series chart:style-name="ch8" chart:values-cell-range-address="'elog12.csv_predictions'.B2:'elog12.csv_predictions'.B83" chart:label-cell-address="'elog12.csv_predictions'.B1:'elog12.csv_predictions'.B1" chart:class="chart:line">
            <chart:data-point chart:repeated="82"/>
          </chart:series>
          <chart:series chart:style-name="ch9" chart:values-cell-range-address="'elog12.csv_predictions'.H2:'elog12.csv_predictions'.H83" chart:label-cell-address="'elog12.csv_predictions'.H1:'elog12.csv_predictions'.H1" chart:class="chart:line">
            <chart:data-point chart:repeated="82"/>
          </chart:series>
          <chart:series chart:style-name="ch10" chart:values-cell-range-address="'elog12.csv_predictions'.D2:'elog12.csv_predictions'.D83" chart:label-cell-address="'elog12.csv_predictions'.D1:'elog12.csv_predictions'.D1" chart:class="chart:line">
            <chart:data-point chart:repeated="82"/>
          </chart:series>
          <chart:series chart:style-name="ch11" chart:values-cell-range-address="'elog12.csv_predictions'.F2:'elog12.csv_predictions'.F83" chart:label-cell-address="'elog12.csv_predictions'.F1:'elog12.csv_predictions'.F1" chart:class="chart:line">
            <chart:data-point chart:repeated="82"/>
          </chart:series>
          <chart:series chart:style-name="ch12" chart:values-cell-range-address="'elog12.csv_predictions'.G2:'elog12.csv_predictions'.G83" chart:label-cell-address="'elog12.csv_predictions'.G1:'elog12.csv_predictions'.G1" chart:class="chart:line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'elog12.csv_predictions'.B1:'elog12.csv_predictions'.B1</svg:desc>
                </draw:g>
              </table:table-cell>
              <table:table-cell office:value-type="string">
                <text:p>Status_500</text:p>
                <draw:g>
                  <svg:desc>'elog12.csv_predictions'.H1:'elog12.csv_predictions'.H1</svg:desc>
                </draw:g>
              </table:table-cell>
              <table:table-cell office:value-type="string">
                <text:p>ARIMA</text:p>
                <draw:g>
                  <svg:desc>'elog12.csv_predictions'.D1:'elog12.csv_predictions'.D1</svg:desc>
                </draw:g>
              </table:table-cell>
              <table:table-cell office:value-type="string">
                <text:p>Metric</text:p>
                <draw:g>
                  <svg:desc>'elog12.csv_predictions'.F1:'elog12.csv_predictions'.F1</svg:desc>
                </draw:g>
              </table:table-cell>
              <table:table-cell office:value-type="string">
                <text:p>Predicted Metric</text:p>
                <draw:g>
                  <svg:desc>'elog12.csv_predictions'.G1:'elog12.csv_prediction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'elog12.csv_predictions'.B2:'elog12.csv_predictions'.B83</svg:desc>
                </draw:g>
              </table:table-cell>
              <table:table-cell office:value-type="float" office:value="0">
                <text:p>0</text:p>
                <draw:g>
                  <svg:desc>'elog12.csv_predictions'.H2:'elog12.csv_predictions'.H83</svg:desc>
                </draw:g>
              </table:table-cell>
              <table:table-cell office:value-type="float" office:value="0.008">
                <text:p>0.008</text:p>
                <draw:g>
                  <svg:desc>'elog12.csv_predictions'.D2:'elog12.csv_predictions'.D83</svg:desc>
                </draw:g>
              </table:table-cell>
              <table:table-cell office:value-type="float" office:value="0">
                <text:p>0</text:p>
                <draw:g>
                  <svg:desc>'elog12.csv_predictions'.F2:'elog12.csv_predictions'.F83</svg:desc>
                </draw:g>
              </table:table-cell>
              <table:table-cell office:value-type="float" office:value="0">
                <text:p>0</text:p>
                <draw:g>
                  <svg:desc>'elog12.csv_predictions'.G2:'elog12.csv_predictions'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297142857142575">
                <text:p>0.029714285714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293333333333068">
                <text:p>0.0293333333333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303124999999752">
                <text:p>0.0303124999999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299999999999765">
                <text:p>0.0299999999999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88888888888889">
                <text:p>0.04888888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84210526315594">
                <text:p>0.0484210526315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790197425879515">
                <text:p>0.0790197425879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787056011573696">
                <text:p>0.0787056011573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607727272727078">
                <text:p>0.0607727272727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603478260869378">
                <text:p>0.0603478260869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  <table:table-cell office:value-type="float" office:value="0.134341201069473">
                <text:p>0.134341201069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  <table:table-cell office:value-type="float" office:value="0.105199999999965">
                <text:p>0.105199999999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193621090623934">
                <text:p>0.193621090623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196466542544761">
                <text:p>0.196466542544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84086361236533">
                <text:p>0.184086361236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56838519830583">
                <text:p>0.15683851983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0.26753061681644">
                <text:p>0.2675306168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0.307729985754559">
                <text:p>0.307729985754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06427994916237">
                <text:p>0.306427994916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28145979262994">
                <text:p>0.328145979262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299056529005963">
                <text:p>0.299056529005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318163516466874">
                <text:p>0.318163516466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404921837346505">
                <text:p>0.404921837346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415030199252208">
                <text:p>0.41503019925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  <table:table-cell office:value-type="float" office:value="0.456008042729544">
                <text:p>0.456008042729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  <table:table-cell office:value-type="float" office:value="0.466810274101967">
                <text:p>0.46681027410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45241703394959">
                <text:p>0.445241703394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32424455303313">
                <text:p>0.432424455303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.520652016458828">
                <text:p>0.520652016458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.5568435046819">
                <text:p>0.5568435046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  <table:table-cell office:value-type="float" office:value="0.555793216696411">
                <text:p>0.555793216696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  <table:table-cell office:value-type="float" office:value="0.579710036412428">
                <text:p>0.57971003641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  <table:table-cell office:value-type="float" office:value="0.572446198752415">
                <text:p>0.57244619875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  <table:table-cell office:value-type="float" office:value="0.561535616714861">
                <text:p>0.561535616714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  <table:table-cell office:value-type="float" office:value="0.642950513048143">
                <text:p>0.642950513048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  <table:table-cell office:value-type="float" office:value="0.672603763778368">
                <text:p>0.672603763778368</text:p>
              </table:table-cell>
              <table:table-cell office:value-type="float" office:value="0">
                <text:p>0</text:p>
              </table:table-cell>
              <table:table-cell office:value-type="float" office:value="0.0645821822239087">
                <text:p>0.0645821822239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  <table:table-cell office:value-type="float" office:value="0.716748939535205">
                <text:p>0.716748939535205</text:p>
              </table:table-cell>
              <table:table-cell office:value-type="float" office:value="0">
                <text:p>0</text:p>
              </table:table-cell>
              <table:table-cell office:value-type="float" office:value="0.190711255814871">
                <text:p>0.190711255814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  <table:table-cell office:value-type="float" office:value="0.727781502692943">
                <text:p>0.727781502692943</text:p>
              </table:table-cell>
              <table:table-cell office:value-type="float" office:value="0">
                <text:p>0</text:p>
              </table:table-cell>
              <table:table-cell office:value-type="float" office:value="0.22223286483698">
                <text:p>0.22223286483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  <table:table-cell office:value-type="float" office:value="0.732721245557878">
                <text:p>0.732721245557878</text:p>
              </table:table-cell>
              <table:table-cell office:value-type="float" office:value="0">
                <text:p>0</text:p>
              </table:table-cell>
              <table:table-cell office:value-type="float" office:value="0.236346415879652">
                <text:p>0.236346415879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  <table:table-cell office:value-type="float" office:value="0.727635177319234">
                <text:p>0.727635177319234</text:p>
              </table:table-cell>
              <table:table-cell office:value-type="float" office:value="0">
                <text:p>0</text:p>
              </table:table-cell>
              <table:table-cell office:value-type="float" office:value="0.221814792340669">
                <text:p>0.2218147923406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62625459126673">
                <text:p>0.762625459126673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321787026076208">
                <text:p>0.321787026076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7257869548083">
                <text:p>0.77257869548083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350224844230943">
                <text:p>0.350224844230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94387486730704">
                <text:p>0.794387486730704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41253567637344">
                <text:p>0.41253567637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98588390829655">
                <text:p>0.798588390829655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4245382595133">
                <text:p>0.4245382595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.785459743299298">
                <text:p>0.785459743299298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387027837997994">
                <text:p>0.387027837997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.771593022685942">
                <text:p>0.771593022685942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347408636245549">
                <text:p>0.347408636245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.837303765489055">
                <text:p>0.837303765489055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535153615683014">
                <text:p>0.535153615683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.861867322949016">
                <text:p>0.861867322949016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0533520842576">
                <text:p>0.60533520842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.899114027789309">
                <text:p>0.899114027789309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711754365112311">
                <text:p>0.711754365112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.911230598273746">
                <text:p>0.911230598273746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746373137924989">
                <text:p>0.746373137924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.916720549060836">
                <text:p>0.916720549060836</text:p>
              </table:table-cell>
              <table:table-cell office:value-type="float" office:value="0.505714285714286">
                <text:p>0.505714285714286</text:p>
              </table:table-cell>
              <table:table-cell office:value-type="float" office:value="0.762058711602389">
                <text:p>0.762058711602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.91370607103204">
                <text:p>0.91370607103204</text:p>
              </table:table-cell>
              <table:table-cell office:value-type="float" office:value="0.505714285714286">
                <text:p>0.505714285714286</text:p>
              </table:table-cell>
              <table:table-cell office:value-type="float" office:value="0.7534459172344">
                <text:p>0.7534459172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.953047072585211">
                <text:p>0.953047072585211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65848778814888">
                <text:p>0.865848778814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.967536110017792">
                <text:p>0.967536110017792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907246028622263">
                <text:p>0.907246028622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.960663285213453">
                <text:p>0.960663285213453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87609386324152">
                <text:p>0.887609386324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.963923986836152">
                <text:p>0.963923986836152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9692567667472">
                <text:p>0.89692567667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.992573849359155">
                <text:p>0.992573849359155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78782426740443">
                <text:p>0.978782426740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1">
                <text:p>1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  <table:table-cell office:value-type="float" office:value="0.993">
                <text:p>0.9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